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_3f__3f_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line-height="100%" fo:text-align="end" style:justify-single-word="false"/>
      <style:text-properties style:font-name="メイリオ1" fo:font-size="13pt" fo:font-style="normal" fo:font-weight="bold" officeooo:rsid="000f9db4" officeooo:paragraph-rsid="0002bdb3" style:font-name-asian="メイリオ1" style:font-size-asian="13pt" style:language-asian="ja" style:country-asian="JP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02bdb3" style:font-name-asian="ＭＳ 明朝" style:font-size-asian="20pt" style:language-asian="ja" style:country-asian="JP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17a0df9" officeooo:paragraph-rsid="0002bdb3" style:font-name-asian="ＭＳ 明朝" style:font-size-asian="20pt" style:language-asian="ja" style:country-asian="JP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Standard">
      <style:paragraph-properties fo:line-height="0.388cm" fo:text-align="start" style:justify-single-word="false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fo:font-size="12pt" officeooo:paragraph-rsid="0002bdb3" style:font-name-asian="ＭＳ 明朝" style:font-size-asian="12pt" style:language-asian="ja" style:country-asian="JP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88cm" fo:text-align="start" style:justify-single-word="false" fo:text-indent="0cm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2bdb3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12" style:family="paragraph">
      <style:text-properties style:font-name="ＭＳ Ｐゴシック" fo:font-size="10pt" style:font-name-asian="ＭＳ Ｐゴシック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15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P16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7" style:family="paragraph">
      <style:text-properties style:font-name="MS  Pゴシック" fo:font-size="9pt" style:font-name-asian="MS  P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officeooo:rsid="000b399d"/>
    </style:style>
    <style:style style:name="T5" style:family="text">
      <style:text-properties style:font-name="ＭＳ Ｐゴシック" fo:font-size="10pt" style:font-name-asian="ＭＳ Ｐゴシック" style:font-size-asian="10pt" style:font-size-complex="10pt"/>
    </style:style>
    <style:style style:name="T6" style:family="text">
      <style:text-properties style:font-name="ＭＳ Ｐゴシック" fo:font-size="9pt" style:font-name-asian="ＭＳ Ｐゴシック" style:font-size-asian="9pt" style:font-size-complex="9pt"/>
    </style:style>
    <style:style style:name="T7" style:family="text">
      <style:text-properties fo:font-size="9pt" style:font-name-asian="ＭＳ Ｐゴシック" style:font-size-asian="9pt" style:font-size-complex="9pt"/>
    </style:style>
    <style:style style:name="T8" style:family="text">
      <style:text-properties style:font-name="MS  Pゴシック" fo:font-size="9pt" style:font-name-asian="MS  P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2.975cm" style:run-through="foreground"/>
    </style:style>
    <style:style style:name="gr3" style:family="graphic">
      <style:graphic-properties svg:stroke-color="#000000" draw:marker-end="Arrow" draw:marker-end-width="0.3cm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1.323cm" fo:min-width="5.034cm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998cm" fo:min-width="5.532cm" style:run-through="foreground"/>
    </style:style>
    <style:style style:name="gr6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0.884cm" fo:min-width="0.884cm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0.803cm" fo:min-width="5.741cm" style:run-through="foreground"/>
    </style:style>
    <style:style style:name="gr9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Arrow" draw:fill="none" draw:fill-color="#ffffff" fo:min-height="14.554cm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885cm" fo:min-width="0.885cm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1.247cm" fo:min-width="5.491cm" style:run-through="foreground"/>
    </style:style>
    <style:style style:name="gr13" style:family="graphic">
      <style:graphic-properties draw:stroke="none" svg:stroke-color="#000000" draw:fill="none" draw:fill-color="#ffffff" fo:min-height="0.422cm" style:run-through="foreground"/>
    </style:style>
    <style:style style:name="gr14" style:family="graphic">
      <style:graphic-properties svg:stroke-color="#000000" draw:fill="solid" draw:fill-color="#ffffff" draw:textarea-horizontal-align="justify" draw:textarea-vertical-align="middle" draw:auto-grow-height="false" fo:min-height="1.247cm" fo:min-width="5.99cm" style:run-through="foreground"/>
    </style:style>
    <style:style style:name="gr15" style:family="graphic">
      <style:graphic-properties svg:stroke-color="#000000" draw:fill="solid" draw:fill-color="#ffffff" draw:textarea-horizontal-align="justify" draw:textarea-vertical-align="middle" draw:auto-grow-height="false" fo:min-height="0.7cm" fo:min-width="3.078cm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1.748cm" fo:min-width="7.488cm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1.247cm" fo:min-width="7.488cm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0.803cm" fo:min-width="6.74cm" style:run-through="foreground"/>
    </style:style>
    <style:style style:name="gr19" style:family="graphic">
      <style:graphic-properties draw:stroke="none" svg:stroke-color="#000000" draw:fill="none" draw:fill-color="#ffffff" fo:min-height="0.827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6">ボルグシステム</text:p>
      <text:p text:style-name="P5">createTag受発注画面</text:p>
      <text:p text:style-name="P5">関数　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2015年<text:span text:style-name="T4">1</text:span>月1<text:span text:style-name="T4">3</text:span>日</text:p>
      <text:p text:style-name="P3">株式会社デジタルデザインシンク</text:p>
      <text:p text:style-name="P3"/>
      <text:p text:style-name="P9">１．関数<text:span text:style-name="T3">設計フローチャート</text:span></text:p>
      <text:p text:style-name="P2">　関数<text:span text:style-name="T1">の構造をフローチャートで示します</text:span></text:p>
      <text:p text:style-name="P2"><text:span text:style-name="T1">ファイル名：</text:span><text:span text:style-name="T2">function.js</text:span></text:p>
      <text:p text:style-name="P11"><draw:g text:anchor-type="as-char" svg:y="-0.275cm" draw:z-index="0" draw:style-name="gr1"><draw:frame draw:style-name="gr2" draw:text-style-name="P12" svg:width="6.226cm" svg:height="22.975cm" svg:x="0cm" svg:y="0.429cm"><draw:text-box><text:p><text:span text:style-name="T5">Fig1</text:span></text:p><text:p><text:span text:style-name="T5">関数名：</text:span><text:span text:style-name="T5">createDialog</text:span></text:p><text:p><text:span text:style-name="T5">概要：ダイアログを作る</text:span></text:p><text:p><text:span text:style-name="T5">引数：</text:span></text:p><text:p><text:span text:style-name="T5">DialogName:</text:span></text:p><text:p><text:span text:style-name="T5"><text:s text:c="2"/></text:span><text:span text:style-name="T5">ダイアログのセレクタ名</text:span></text:p><text:p><text:span text:style-name="T5">OpenButton :</text:span></text:p><text:p><text:span text:style-name="T5"><text:s/></text:span><text:span text:style-name="T5">ダイアログを開くためのボタン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4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ダイアログの設定</text:span></text:p><text:p><text:span text:style-name="T5">・自動で開かない</text:span></text:p><text:p><text:span text:style-name="T5">・ダイアログの幅：</text:span><text:span text:style-name="T5">320</text:span></text:p><text:p><text:span text:style-name="T5">・表示時のエフェクト：</text:span><text:span text:style-name="T5">fade</text:span></text:p><text:p><text:span text:style-name="T5">・非表示時のエフェクト：</text:span><text:span text:style-name="T5">fade</text:span></text:p><text:p><text:span text:style-name="T5">・モーダル化する</text:span></text:p></draw:text-box></draw:frame><draw:line draw:style-name="gr3" draw:text-style-name="P13" svg:x1="10.689cm" svg:y1="1.513cm" svg:x2="10.689cm" svg:y2="2.582cm"><text:p/></draw:line><draw:custom-shape draw:style-name="gr4" draw:text-style-name="P14" svg:width="5.035cm" svg:height="1.324cm" svg:x="8.169cm" svg:y="2.63cm"><text:p text:style-name="P13"><text:span text:style-name="T6">第一引数の要素に対して</text:span></text:p><text:p text:style-name="P13"><text:span text:style-name="T6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15" svg:width="5.532cm" svg:height="0.999cm" svg:x="7.929cm" svg:y="6.948cm"><text:p text:style-name="P13"><text:span text:style-name="T6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716cm" svg:y1="3.953cm" svg:x2="10.716cm" svg:y2="4.951cm"><text:p/></draw:line><draw:line draw:style-name="gr3" draw:text-style-name="P13" svg:x1="10.693cm" svg:y1="5.992cm" svg:x2="10.693cm" svg:y2="6.948cm"><text:p/></draw:line><draw:line draw:style-name="gr6" draw:text-style-name="P13" svg:x1="6.225cm" svg:y1="0cm" svg:x2="6.225cm" svg:y2="22.373cm"><text:p/></draw:line><draw:custom-shape draw:style-name="gr7" draw:text-style-name="P13" svg:width="1.248cm" svg:height="1.248cm" svg:x="9.978cm" svg:y="0.21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16" svg:width="5.74cm" svg:height="0.999cm" svg:x="7.982cm" svg:y="4.951cm"><text:p text:style-name="P13"><text:span text:style-name="T7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3" svg:x1="10.693cm" svg:y1="7.99cm" svg:x2="10.693cm" svg:y2="8.946cm"><text:p/></draw:line><draw:custom-shape draw:style-name="gr5" draw:text-style-name="P15" svg:width="5.532cm" svg:height="0.999cm" svg:x="7.982cm" svg:y="10.941cm"><text:p text:style-name="P13"><text:span text:style-name="T6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746cm" svg:y1="9.985cm" svg:x2="10.746cm" svg:y2="10.941cm"><text:p/></draw:line><draw:custom-shape draw:style-name="gr8" draw:text-style-name="P16" svg:width="5.74cm" svg:height="0.999cm" svg:x="8.035cm" svg:y="8.945cm"><text:p text:style-name="P13"><text:span text:style-name="T7">ダイアログ内の</text:span><text:span text:style-name="T7">OK</text:span><text:span text:style-name="T7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3" svg:x1="10.746cm" svg:y1="11.982cm" svg:x2="10.746cm" svg:y2="12.938cm"><text:p/></draw:line><draw:custom-shape draw:style-name="gr7" draw:text-style-name="P13" svg:width="1.248cm" svg:height="1.248cm" svg:x="10.227cm" svg:y="12.94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1" draw:style-name="gr9"><draw:frame draw:style-name="gr10" draw:text-style-name="P12" svg:width="6.845cm" svg:height="14.555cm" svg:x="0cm" svg:y="0.219cm"><draw:text-box><text:p><text:span text:style-name="T5">Fig2</text:span></text:p><text:p><text:span text:style-name="T5">関数名：</text:span><text:span text:style-name="T5">setOptionValue</text:span></text:p><text:p><text:span text:style-name="T5">概要：</text:span></text:p><text:p><text:span text:style-name="T5">option</text:span><text:span text:style-name="T5">タグの</text:span><text:span text:style-name="T5">value</text:span><text:span text:style-name="T5">属性に値を入れる</text:span></text:p><text:p><text:span text:style-name="T5">引数：なし</text:span></text:p><text:p><text:span text:style-name="T5">戻り値：なし</text:span></text:p><text:p><text:span text:style-name="T5"/></text:p><text:p><text:span text:style-name="T5"/></text:p><text:p><text:span text:style-name="T5"/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6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var selectValue:</text:span></text:p><text:p><text:span text:style-name="T5">option</text:span><text:span text:style-name="T5">タグの内の文字列を値とする</text:span></text:p><text:p><text:span text:style-name="T5"/></text:p></draw:text-box></draw:frame><draw:line draw:style-name="gr3" draw:text-style-name="P13" svg:x1="10.228cm" svg:y1="1.249cm" svg:x2="10.228cm" svg:y2="2.38cm"><text:p/></draw:line><draw:line draw:style-name="gr6" draw:text-style-name="P13" svg:x1="6.678cm" svg:y1="0.008cm" svg:x2="6.678cm" svg:y2="25.791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svg:width="5.492cm" svg:height="1.248cm" svg:x="7.731cm" svg:y="2.49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7" svg:width="2.996cm" svg:height="0.422cm" svg:x="8.98cm" svg:y="2.993cm"><draw:text-box><text:p><text:span text:style-name="T8">option</text:span><text:span text:style-name="T8">タグを走査する</text:span></text:p></draw:text-box></draw:frame><draw:line draw:style-name="gr3" draw:text-style-name="P13" svg:x1="10.228cm" svg:y1="3.743cm" svg:x2="10.228cm" svg:y2="4.874cm"><text:p/></draw:line><draw:custom-shape draw:style-name="gr14" draw:text-style-name="P16" svg:width="5.991cm" svg:height="1.248cm" svg:x="7.731cm" svg:y="4.992cm"><text:p text:style-name="P13"><text:span text:style-name="T7">走査中の</text:span><text:span text:style-name="T7">option</text:span><text:span text:style-name="T7">タグ内の文字列を</text:span></text:p><text:p text:style-name="P13"><text:span text:style-name="T7">変数</text:span><text:span text:style-name="T7">selectValue</text:span><text:span text:style-name="T7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6.239cm" svg:x2="10.228cm" svg:y2="7.37cm"><text:p/></draw:line><draw:custom-shape draw:style-name="gr14" draw:text-style-name="P18" svg:width="5.991cm" svg:height="1.248cm" svg:x="7.731cm" svg:y="7.488cm"><text:p text:style-name="P13"><text:span text:style-name="T8">取得した文字列を</text:span><text:span text:style-name="T8">option</text:span><text:span text:style-name="T8">タグの</text:span></text:p><text:p text:style-name="P13"><text:span text:style-name="T8">value</text:span><text:span text:style-name="T8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8.735cm" svg:x2="10.228cm" svg:y2="9.866cm"><text:p/></draw:line><draw:custom-shape draw:style-name="gr15" draw:text-style-name="P16" svg:width="5.492cm" svg:height="1.248cm" svg:x="7.731cm" svg:y="9.984cm"><text:p text:style-name="P13"><text:span text:style-name="T7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3" svg:x1="10.228cm" svg:y1="11.231cm" svg:x2="10.228cm" svg:y2="12.362cm"><text:p/></draw:line><draw:custom-shape draw:style-name="gr11" draw:text-style-name="P13" svg:width="1.25cm" svg:height="1.25cm" svg:x="9.728cm" svg:y="12.478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2" draw:style-name="gr9"><draw:frame draw:style-name="gr10" draw:text-style-name="P12" svg:width="6.845cm" svg:height="14.555cm" svg:x="0cm" svg:y="0.219cm"><draw:text-box><text:p><text:span text:style-name="T5">Fig3</text:span></text:p><text:p><text:span text:style-name="T5">関数名：</text:span><text:span text:style-name="T5">setAddButtonLink</text:span></text:p><text:p><text:span text:style-name="T5">概要：追加ボタンの</text:span><text:span text:style-name="T5">href</text:span><text:span text:style-name="T5">属性をセットする</text:span></text:p><text:p><text:span text:style-name="T5">引数：</text:span></text:p><text:p><text:span text:style-name="T5">selector</text:span><text:span text:style-name="T5"><text:tab/></text:span><text:span text:style-name="T5">: addbutton</text:span><text:span text:style-name="T5">があるセレクター名</text:span></text:p><text:p><text:span text:style-name="T5">link <text:s/></text:span><text:span text:style-name="T5"><text:tab/></text:span><text:span text:style-name="T5"><text:tab/></text:span><text:span text:style-name="T5">: href</text:span><text:span text:style-name="T5">属性の値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3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var selectValue:</text:span></text:p><text:p><text:span text:style-name="T5">option</text:span><text:span text:style-name="T5">タグの内の文字列を値とする</text:span></text:p><text:p><text:span text:style-name="T5"/></text:p></draw:text-box></draw:frame><draw:line draw:style-name="gr3" draw:text-style-name="P13" svg:x1="10.228cm" svg:y1="1.249cm" svg:x2="10.228cm" svg:y2="2.38cm"><text:p/></draw:line><draw:line draw:style-name="gr6" draw:text-style-name="P13" svg:x1="6.678cm" svg:y1="0.008cm" svg:x2="6.678cm" svg:y2="25.791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16" svg:width="7.488cm" svg:height="1.749cm" svg:x="7.731cm" svg:y="2.494cm"><text:p text:style-name="P13"><text:span text:style-name="T7">第一引数のセレクターに対して</text:span><text:span text:style-name="T7">addButton</text:span><text:span text:style-name="T7">クラスを持つ</text:span></text:p><text:p text:style-name="P13"><text:span text:style-name="T7">親要素に第二引数の値を</text:span><text:span text:style-name="T7">href</text:span><text:span text:style-name="T7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4.242cm" svg:x2="10.228cm" svg:y2="5.373cm"><text:p/></draw:line><draw:custom-shape draw:style-name="gr11" draw:text-style-name="P13" svg:width="1.25cm" svg:height="1.25cm" svg:x="9.728cm" svg:y="5.489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3" draw:style-name="gr9"><draw:frame draw:style-name="gr10" draw:text-style-name="P12" svg:width="6.845cm" svg:height="14.555cm" svg:x="0cm" svg:y="0.219cm"><draw:text-box><text:p><text:span text:style-name="T5">Fig4</text:span></text:p><text:p><text:span text:style-name="T5">関数名：</text:span><text:span text:style-name="T5">funcTab</text:span></text:p><text:p><text:span text:style-name="T5">概要：タブ機能を実装する</text:span></text:p><text:p><text:span text:style-name="T5">引数：なし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3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defaultContent</text:span></text:p><text:p><text:span text:style-name="T5">　</text:span><text:span text:style-name="T5">selected</text:span><text:span text:style-name="T5">クラスを持つ要素の</text:span></text:p><text:p><text:span text:style-name="T5">　</text:span><text:span text:style-name="T5">name</text:span><text:span text:style-name="T5">属性の値</text:span></text:p><text:p><text:span text:style-name="T5"/></text:p><text:p><text:span text:style-name="T5">disPlayContent</text:span></text:p><text:p><text:span text:style-name="T5">　クリックされたタブの</text:span><text:span text:style-name="T5">name</text:span><text:span text:style-name="T5">属性の値</text:span></text:p><text:p><text:span text:style-name="T5">　表示するコンテンツを決めるために使う</text:span></text:p><text:p><text:span text:style-name="T5"/></text:p></draw:text-box></draw:frame><draw:line draw:style-name="gr3" draw:text-style-name="P13" svg:x1="10.228cm" svg:y1="1.249cm" svg:x2="10.228cm" svg:y2="2.38cm"><text:p/></draw:line><draw:line draw:style-name="gr6" draw:text-style-name="P13" svg:x1="6.678cm" svg:y1="0.008cm" svg:x2="6.678cm" svg:y2="25.791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8" svg:width="7.488cm" svg:height="1.248cm" svg:x="7.731cm" svg:y="2.494cm"><text:p text:style-name="P13"><text:span text:style-name="T8">デフォルトのコンテンツを表示するために。</text:span></text:p><text:p text:style-name="P13"><text:span text:style-name="T8">selected</text:span><text:span text:style-name="T8">クラスを持つタブの</text:span><text:span text:style-name="T8">name</text:span><text:span text:style-name="T8">属性を取得し</text:span></text:p><text:p text:style-name="P13"><text:span text:style-name="T8">変数</text:span><text:span text:style-name="T8">defaultContent</text:span><text:span text:style-name="T8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3.741cm" svg:x2="10.228cm" svg:y2="4.872cm"><text:p/></draw:line><draw:custom-shape draw:style-name="gr11" draw:text-style-name="P13" svg:width="1.25cm" svg:height="1.25cm" svg:x="9.479cm" svg:y="21.213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8" svg:width="7.488cm" svg:height="1.248cm" svg:x="7.731cm" svg:y="4.99cm"><text:p text:style-name="P13"><text:span text:style-name="T8">id</text:span><text:span text:style-name="T8">名が変数</text:span><text:span text:style-name="T8">defaultContent</text:span><text:span text:style-name="T8">の値に対して</text:span></text:p><text:p text:style-name="P13"><text:span text:style-name="T8">display:block</text:span><text:span text:style-name="T8">の</text:span><text:span text:style-name="T8">css</text:span><text:span text:style-name="T8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6.237cm" svg:x2="10.228cm" svg:y2="7.368cm"><text:p/></draw:line><draw:custom-shape draw:style-name="gr18" draw:text-style-name="P16" svg:width="6.739cm" svg:height="0.999cm" svg:x="7.733cm" svg:y="7.235cm"><text:p text:style-name="P13"><text:span text:style-name="T7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3" svg:x1="10.228cm" svg:y1="8.234cm" svg:x2="10.228cm" svg:y2="9.365cm"><text:p/></draw:line><draw:custom-shape draw:style-name="gr17" draw:text-style-name="P18" svg:width="7.488cm" svg:height="1.248cm" svg:x="7.731cm" svg:y="9.35cm"><text:p text:style-name="P13"><text:span text:style-name="T8">クリックされた要素のクラス名を取得し、</text:span></text:p><text:p text:style-name="P13"><text:span text:style-name="T8">表示するコンテンツの</text:span><text:span text:style-name="T8">id</text:span><text:span text:style-name="T8">名として使うために</text:span></text:p><text:p text:style-name="P13"><text:span text:style-name="T8">変数</text:span><text:span text:style-name="T8">displayContent</text:span><text:span text:style-name="T8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0.596cm" svg:x2="10.228cm" svg:y2="11.727cm"><text:p/></draw:line><draw:custom-shape draw:style-name="gr17" draw:text-style-name="P18" svg:width="7.488cm" svg:height="1.248cm" svg:x="7.731cm" svg:y="11.73cm"><text:p text:style-name="P13"><text:span text:style-name="T8">selected</text:span><text:span text:style-name="T8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2.977cm" svg:x2="10.228cm" svg:y2="14.108cm"><text:p/></draw:line><draw:custom-shape draw:style-name="gr17" draw:text-style-name="P18" svg:width="7.488cm" svg:height="1.248cm" svg:x="7.731cm" svg:y="14.093cm"><text:p text:style-name="P13"><text:span text:style-name="T8">クリックされたタブに</text:span><text:span text:style-name="T8">selected</text:span><text:span text:style-name="T8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5.34cm" svg:x2="10.228cm" svg:y2="16.471cm"><text:p/></draw:line><draw:custom-shape draw:style-name="gr17" draw:text-style-name="P18" svg:width="7.488cm" svg:height="1.248cm" svg:x="7.731cm" svg:y="16.471cm"><text:p text:style-name="P13"><text:span text:style-name="T8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17.718cm" svg:x2="10.228cm" svg:y2="18.849cm"><text:p/></draw:line><draw:custom-shape draw:style-name="gr17" draw:text-style-name="P18" svg:width="7.488cm" svg:height="1.248cm" svg:x="7.731cm" svg:y="18.835cm"><text:p text:style-name="P13"><text:span text:style-name="T8">クリックされたタブの</text:span><text:span text:style-name="T8">name</text:span><text:span text:style-name="T8">属性と同じ値を</text:span><text:span text:style-name="T8">id</text:span><text:span text:style-name="T8">名で持つ</text:span></text:p><text:p text:style-name="P13"><text:span text:style-name="T8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20.082cm" svg:x2="10.228cm" svg:y2="21.213cm"><text:p/></draw:line></draw:g></text:p>
      <text:p text:style-name="P1"><draw:g text:anchor-type="as-char" draw:z-index="4" draw:style-name="gr9"><draw:frame draw:style-name="gr10" draw:text-style-name="P12" svg:width="6.845cm" svg:height="14.555cm" svg:x="0cm" svg:y="0.212cm"><draw:text-box><text:p><text:span text:style-name="T5">Fig5</text:span></text:p><text:p><text:span text:style-name="T5">関数名：</text:span><text:span text:style-name="T5">setCalendar</text:span></text:p><text:p><text:span text:style-name="T5">概要：カレンダー機能を実装する</text:span></text:p><text:p><text:span text:style-name="T5">引数：なし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6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>パラメータ</text:span></text:p><text:p><text:span text:style-name="T5">カレンダー</text:span><text:span text:style-name="T5">(datepicker)</text:span><text:span text:style-name="T5">の設定</text:span></text:p><text:p><text:span text:style-name="T5">・フォーマットを</text:span><text:span text:style-name="T5">15/05/14</text:span><text:span text:style-name="T5">のようにする</text:span></text:p><text:p><text:span text:style-name="T5">・</text:span><text:span text:style-name="T5">year</text:span><text:span text:style-name="T5">を日本語の「年」で表す</text:span></text:p><text:p><text:span text:style-name="T5">・年の後に月を表示するようにする</text:span></text:p><text:p><text:span text:style-name="T5">・</text:span><text:span text:style-name="T5">month</text:span><text:span text:style-name="T5">を</text:span><text:span text:style-name="T5">1</text:span><text:span text:style-name="T5">月、</text:span><text:span text:style-name="T5">2</text:span><text:span text:style-name="T5">月・・・のように</text:span></text:p><text:p><text:span text:style-name="T5">　日本語表記にする</text:span></text:p></draw:text-box></draw:frame><draw:line draw:style-name="gr6" draw:text-style-name="P13" svg:x1="6.678cm" svg:y1="0.002cm" svg:x2="6.678cm" svg:y2="25.785cm"><text:p/></draw:line><draw:line draw:style-name="gr3" draw:text-style-name="P13" svg:x1="10.228cm" svg:y1="1.248cm" svg:x2="10.228cm" svg:y2="2.379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18" svg:width="7.488cm" svg:height="1.248cm" svg:x="7.731cm" svg:y="2.494cm"><text:p text:style-name="P13"><text:span text:style-name="T8">datebo</text:span><text:span text:style-name="T8">クラスに対して</text:span><text:span text:style-name="T8">datepicker</text:span><text:span text:style-name="T8">の</text:span></text:p><text:p text:style-name="P13"><text:span text:style-name="T8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3.741cm" svg:x2="10.228cm" svg:y2="4.872cm"><text:p/></draw:line><draw:custom-shape draw:style-name="gr11" draw:text-style-name="P13" svg:width="1.25cm" svg:height="1.25cm" svg:x="9.728cm" svg:y="4.988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1"><draw:g text:anchor-type="as-char" draw:z-index="5" draw:style-name="gr9"><draw:frame draw:style-name="gr10" draw:text-style-name="P12" svg:width="6.845cm" svg:height="14.555cm" svg:x="0cm" svg:y="0.226cm"><draw:text-box><text:p><text:span text:style-name="T5">Fig6</text:span></text:p><text:p><text:span text:style-name="T5">関数名：</text:span><text:span text:style-name="T5">setName</text:span></text:p><text:p><text:span text:style-name="T5">概要：</text:span><text:span text:style-name="T5">databox</text:span><text:span text:style-name="T5">クラスに</text:span><text:span text:style-name="T5">name</text:span><text:span text:style-name="T5">属性を設定する</text:span></text:p><text:p><text:span text:style-name="T5">引数：</text:span></text:p><text:p><text:span text:style-name="T5">targetArray : </text:span></text:p><text:p><text:span text:style-name="T5">　</text:span><text:span text:style-name="T5">name</text:span><text:span text:style-name="T5">属性を設定するための値が</text:span></text:p><text:p><text:span text:style-name="T5">　入っている連想配列</text:span></text:p><text:p><text:span text:style-name="T5">戻り値：なし</text:span></text:p><text:p><text:span text:style-name="T5"/></text:p><text:p><text:span text:style-name="T5">ファイル名：</text:span><text:span text:style-name="T5">function.js</text:span></text:p><text:p><text:span text:style-name="T5">作成日：</text:span><text:span text:style-name="T5">2015.01.15</text:span></text:p><text:p><text:span text:style-name="T5">設計者：</text:span><text:span text:style-name="T5">T.Yamamoto</text:span></text:p><text:p><text:span text:style-name="T5">作成者：</text:span><text:span text:style-name="T5">T.Yamamoto</text:span></text:p><text:p><text:span text:style-name="T5"/></text:p><text:p><text:span text:style-name="T5"/></text:p><text:p><text:span text:style-name="T5">パラメータ</text:span></text:p><text:p><text:span text:style-name="T5">var label</text:span></text:p><text:p><text:span text:style-name="T5"><text:s text:c="2"/></text:span><text:span text:style-name="T5">databox</text:span><text:span text:style-name="T5">クラスの画面に</text:span></text:p><text:p><text:span text:style-name="T5">　表示される文字列の値</text:span></text:p><text:p><text:span text:style-name="T5"/></text:p></draw:text-box></draw:frame><draw:line draw:style-name="gr6" draw:text-style-name="P13" svg:x1="6.678cm" svg:y1="0.015cm" svg:x2="6.678cm" svg:y2="25.798cm"><text:p/></draw:line><draw:line draw:style-name="gr3" draw:text-style-name="P13" svg:x1="10.228cm" svg:y1="1.248cm" svg:x2="10.228cm" svg:y2="2.379cm"><text:p/></draw:line><draw:custom-shape draw:style-name="gr11" draw:text-style-name="P13" svg:width="1.25cm" svg:height="1.25cm" svg:x="9.479cm" svg:y="0cm"><text:p text:style-name="P13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svg:width="5.492cm" svg:height="1.248cm" svg:x="7.731cm" svg:y="2.49cm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9" draw:text-style-name="P17" svg:width="3.744cm" svg:height="0.828cm" svg:x="8.731cm" svg:y="2.993cm"><draw:text-box><text:p><text:span text:style-name="T8">databox</text:span><text:span text:style-name="T8">クラスを走査する</text:span></text:p></draw:text-box></draw:frame><draw:line draw:style-name="gr3" draw:text-style-name="P13" svg:x1="10.228cm" svg:y1="3.742cm" svg:x2="10.228cm" svg:y2="4.873cm"><text:p/></draw:line><draw:custom-shape draw:style-name="gr14" draw:text-style-name="P16" svg:width="5.991cm" svg:height="1.248cm" svg:x="7.731cm" svg:y="4.992cm"><text:p text:style-name="P13"><text:span text:style-name="T7">.databox</text:span><text:span text:style-name="T7">の画面に表示される文字列を</text:span></text:p><text:p text:style-name="P13"><text:span text:style-name="T7">取得し、</text:span><text:span text:style-name="T7">label</text:span><text:span text:style-name="T7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6.238cm" svg:x2="10.228cm" svg:y2="7.369cm"><text:p/></draw:line><draw:custom-shape draw:style-name="gr14" draw:text-style-name="P18" svg:width="5.991cm" svg:height="1.248cm" svg:x="7.731cm" svg:y="7.488cm"><text:p text:style-name="P13"><text:span text:style-name="T8">取得した文字列を第一引数の連想配列の</text:span></text:p><text:p text:style-name="P13"><text:span text:style-name="T8">key</text:span><text:span text:style-name="T8">として</text:span><text:span text:style-name="T8">name</text:span><text:span text:style-name="T8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3" svg:x1="10.228cm" svg:y1="8.736cm" svg:x2="10.228cm" svg:y2="9.867cm"><text:p/></draw:line><draw:custom-shape draw:style-name="gr15" draw:text-style-name="P16" svg:width="5.492cm" svg:height="1.248cm" svg:x="7.731cm" svg:y="9.984cm"><text:p text:style-name="P13"><text:span text:style-name="T7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3" svg:x1="10.228cm" svg:y1="11.232cm" svg:x2="10.228cm" svg:y2="12.363cm"><text:p/></draw:line><draw:custom-shape draw:style-name="gr11" draw:text-style-name="P13" svg:width="1.25cm" svg:height="1.25cm" svg:x="9.728cm" svg:y="12.478cm"><text:p text:style-name="P13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5-22T19:48:02.181000000</dc:date>
    <meta:editing-duration>PT57M18S</meta:editing-duration>
    <meta:editing-cycles>8</meta:editing-cycles>
    <meta:generator>LibreOffice/4.3.5.2$Windows_x86 LibreOffice_project/3a87456aaa6a95c63eea1c1b3201acedf0751bd5</meta:generator>
    <meta:document-statistic meta:table-count="0" meta:image-count="0" meta:object-count="0" meta:page-count="7" meta:paragraph-count="14" meta:word-count="81" meta:character-count="105" meta:non-whitespace-character-count="103"/>
  </office:meta>
</office:document-meta>
</file>